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4.292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Default"/>
        <table:table-column table:style-name="co3" table:default-cell-style-name="ce2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Question Number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Ruby</text:p>
          </table:table-cell>
          <table:table-cell table:style-name="ce1"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wo Sum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wo Number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Longest Substring Without Repeating Characters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Bitstream Vera Sans" svg:font-family="'Bitstream Vera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n" fo:country="IE" style:font-name-asian="Bitstream Vera Sans" style:language-asian="zh" style:country-asian="CN" style:font-name-complex="Bitstream Vera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asian="Droid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2">02/05/2020</text:date>, <text:time>22:5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c Creavin</meta:initial-creator>
    <meta:creation-date>2020-05-02T18:05:13</meta:creation-date>
    <dc:date>2020-05-02T22:54:10</dc:date>
    <dc:creator>Thomac Creavin</dc:creator>
    <meta:editing-duration>PT4H49M6S</meta:editing-duration>
    <meta:editing-cycles>2</meta:editing-cycles>
    <meta:generator>OpenOffice/4.1.7$Unix OpenOffice.org_project/417m1$Build-9800</meta:generator>
    <meta:document-statistic meta:table-count="3" meta:cell-count="12" meta:object-count="0"/>
  </office:meta>
</office:document-meta>
</file>